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bonds_hig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40%</text:p>
          </table:table-cell>
          <table:table-cell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hbonds_high.J2:hbonds_high.L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4T13:34:53.015595712</dc:date>
    <meta:editing-duration>PT2M21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